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-Light" svg:font-family="OpenSans-Light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c6fc8" officeooo:paragraph-rsid="001c6fc8"/>
    </style:style>
    <style:style style:name="P2" style:family="paragraph" style:parent-style-name="Standard">
      <style:text-properties officeooo:rsid="001c5c3c" officeooo:paragraph-rsid="001c5c3c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1c6fc8" officeooo:paragraph-rsid="001c6fc8"/>
    </style:style>
    <style:style style:name="P5" style:family="paragraph" style:parent-style-name="Heading_20_1">
      <style:text-properties style:font-name="OpenSans-Light" fo:font-size="15pt" fo:font-weight="normal" style:font-weight-asian="normal" style:font-weight-complex="normal"/>
    </style:style>
    <style:style style:name="P6" style:family="paragraph" style:parent-style-name="Heading_20_1">
      <style:text-properties officeooo:rsid="001c6fc8" officeooo:paragraph-rsid="001c6fc8"/>
    </style:style>
    <style:style style:name="T1" style:family="text">
      <style:text-properties officeooo:rsid="001c5c3c"/>
    </style:style>
    <style:style style:name="T2" style:family="text">
      <style:text-properties style:font-name="OpenSans-Light" fo:font-size="1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Lecture : Predicting loan defaults with decision trees</text:p>
      <text:p text:style-name="P2"/>
      <text:p text:style-name="P2">Lecture : Intuition behind decision trees</text:p>
      <text:p text:style-name="P2"/>
      <text:p text:style-name="P3"/>
      <text:h text:style-name="P5" text:outline-level="1"><text:span text:style-name="T1">Lecture : </text:span>Task of learning decision trees from data</text:h>
      <text:p text:style-name="P3"/>
      <text:p text:style-name="P2">Error = # of incorrect predictions / # of examples</text:p>
      <text:p text:style-name="P2"/>
      <text:p text:style-name="P2">0 &lt;= Error &lt;= 1.0</text:p>
      <text:p text:style-name="P2"/>
      <text:p text:style-name="P2"/>
      <text:p text:style-name="P4">NP hard problem – finding the best tree.</text:p>
      <text:p text:style-name="P4"/>
      <text:p text:style-name="P4">Simple greedy algoithm to find the best tree.</text:p>
      <text:p text:style-name="P4"/>
      <text:p text:style-name="P4"/>
      <text:p text:style-name="P4"/>
      <text:h text:style-name="P6" text:outline-level="1"><text:span text:style-name="T2">Recursive greedy algorithm</text:span></text:h>
      <text:p text:style-name="P1"><text:span text:style-name="T2"/></text:p>
      <text:p text:style-name="P1"><text:span text:style-name="T2">Slide 32</text:span></text:p>
      <text:p text:style-name="P1"><text:span text:style-name="T2"/></text:p>
      <text:p text:style-name="P1"><text:span text:style-name="T2"/></text:p>
      <text:p text:style-name="P1"><text:span text:style-name="T2">slide 34</text:span></text:p>
      <text:p text:style-name="P1"><text:span text:style-name="T2">feature split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-Light" svg:font-family="OpenSans-Light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2:18:12.595000000</meta:creation-date>
    <meta:generator>LibreOffice/5.2.3.3$Windows_X86_64 LibreOffice_project/d54a8868f08a7b39642414cf2c8ef2f228f780cf</meta:generator>
    <dc:date>2017-01-25T18:35:12.635000000</dc:date>
    <meta:editing-duration>PT5H26M1S</meta:editing-duration>
    <meta:editing-cycles>1</meta:editing-cycles>
    <meta:document-statistic meta:table-count="0" meta:image-count="0" meta:object-count="0" meta:page-count="1" meta:paragraph-count="11" meta:word-count="62" meta:character-count="353" meta:non-whitespace-character-count="301"/>
  </office:meta>
</office:document-meta>
</file>